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4300" officeooo:paragraph-rsid="001743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 at home page</text:p>
      <text:p text:style-name="P1">Demo going to login, login as tracy</text:p>
      <text:p text:style-name="P1">Discuss Total stats,</text:p>
      <text:p text:style-name="P1">View map, and import a file</text:p>
      <text:p text:style-name="P1">discuss start and end points</text:p>
      <text:p text:style-name="P1">view graphs, switching between</text:p>
      <text:p text:style-name="P1"/>
      <text:p text:style-name="P1">Go to exercise planner</text:p>
      <text:p text:style-name="P1">Discuss calendar and input</text:p>
      <text:p text:style-name="P1">say workout is wrong need to change, so delete it</text:p>
      <text:p text:style-name="P1">add new item to replace it</text:p>
      <text:p text:style-name="P1">choose an item to add</text:p>
      <text:p text:style-name="P1"/>
      <text:p text:style-name="P1">Demo Goals</text:p>
      <text:p text:style-name="P1">Change the goal to 15km instead of 10.</text:p>
      <text:p text:style-name="P1">Logout button</text:p>
      <text:p text:style-name="P1">Demo Easter egg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1:42:18.914513445</meta:creation-date>
    <dc:date>2017-12-01T12:15:46.440627364</dc:date>
    <meta:editing-duration>PT22M17S</meta:editing-duration>
    <meta:editing-cycles>1</meta:editing-cycles>
    <meta:document-statistic meta:table-count="0" meta:image-count="0" meta:object-count="0" meta:page-count="1" meta:paragraph-count="15" meta:word-count="73" meta:character-count="378" meta:non-whitespace-character-count="320"/>
    <meta:generator>LibreOffice/5.4.3.2$Linux_X86_64 LibreOffice_project/40m0$Build-2</meta:generator>
  </office:meta>
</office:document-meta>
</file>